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08CCB5CA169F9CBAA07.png" manifest:media-type="image/png"/>
  <manifest:file-entry manifest:full-path="Pictures/10000001000004030000023409D7A886936CFD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d87ac" officeooo:paragraph-rsid="001d87ac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3</text:p>
      <text:p text:style-name="P1"><draw:frame draw:style-name="fr2" draw:name="Image1" text:anchor-type="char" svg:width="17cm" svg:height="10.433cm" draw:z-index="0"><draw:image xlink:href="Pictures/10000001000004030000023409D7A886936CFD50.png" xlink:type="simple" xlink:show="embed" xlink:actuate="onLoad" draw:mime-type="image/png"/></draw:frame><draw:frame draw:style-name="fr1" draw:name="Image2" text:anchor-type="char" svg:x="-0.026cm" svg:y="10.855cm" svg:width="17cm" svg:height="3.052cm" draw:z-index="1"><draw:image xlink:href="Pictures/10000001000003E10000008CCB5CA169F9CBAA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9:44:19.025835203</meta:creation-date>
    <dc:date>2023-10-24T19:45:44.072753225</dc:date>
    <meta:editing-duration>PT1M31S</meta:editing-duration>
    <meta:editing-cycles>1</meta:editing-cycles>
    <meta:document-statistic meta:table-count="0" meta:image-count="2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